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c487b" officeooo:paragraph-rsid="000c487b"/>
    </style:style>
    <style:style style:name="P2" style:family="paragraph" style:parent-style-name="Standard">
      <style:text-properties fo:font-weight="bold" officeooo:rsid="000c487b" officeooo:paragraph-rsid="000c487b" style:font-weight-asian="bold" style:font-weight-complex="bold"/>
    </style:style>
    <style:style style:name="P3" style:family="paragraph" style:parent-style-name="Standard">
      <style:text-properties officeooo:rsid="000c6bd7" officeooo:paragraph-rsid="000c6bd7"/>
    </style:style>
    <style:style style:name="P4" style:family="paragraph" style:parent-style-name="Standard">
      <style:text-properties officeooo:rsid="000e2f0a" officeooo:paragraph-rsid="000e2f0a"/>
    </style:style>
    <style:style style:name="P5" style:family="paragraph" style:parent-style-name="Standard">
      <style:text-properties officeooo:rsid="000f7908" officeooo:paragraph-rsid="000f7908"/>
    </style:style>
    <style:style style:name="P6" style:family="paragraph" style:parent-style-name="Standard">
      <style:text-properties officeooo:rsid="00107fc6" officeooo:paragraph-rsid="00107fc6"/>
    </style:style>
    <style:style style:name="P7" style:family="paragraph" style:parent-style-name="Standard">
      <style:text-properties officeooo:rsid="00110054" officeooo:paragraph-rsid="00110054"/>
    </style:style>
    <style:style style:name="P8" style:family="paragraph" style:parent-style-name="Standard">
      <style:text-properties officeooo:rsid="00124106" officeooo:paragraph-rsid="00124106"/>
    </style:style>
    <style:style style:name="P9" style:family="paragraph" style:parent-style-name="Standard">
      <style:text-properties officeooo:rsid="0012bdab" officeooo:paragraph-rsid="0012bdab"/>
    </style:style>
    <style:style style:name="T1" style:family="text">
      <style:text-properties officeooo:rsid="000d5fde"/>
    </style:style>
    <style:style style:name="T2" style:family="text">
      <style:text-properties officeooo:rsid="0011e703"/>
    </style:style>
    <style:style style:name="T3" style:family="text">
      <style:text-properties officeooo:rsid="00124106"/>
    </style:style>
    <style:style style:name="T4" style:family="text">
      <style:text-properties officeooo:rsid="00141c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king with Cython, Python and C: A living document of my experiences working to bridge C, Cython and Python</text:p>
      <text:p text:style-name="P1"/>
      <text:p text:style-name="P2">Usage of cdef and def:</text:p>
      <text:p text:style-name="P1"/>
      <text:p text:style-name="P1">cdef to define functions in Cython that you want to be able to be called by C</text:p>
      <text:p text:style-name="P1"/>
      <text:p text:style-name="P1">usual python def to define functions in Python/Cython that you want to be called by a Python/Cython file</text:p>
      <text:p text:style-name="P1"/>
      <text:p text:style-name="P3">The difference here is that cdef requires type declarations, whereas def does not. You write cdef functions the same way you would write def in python, but you need to be careful, as it will be converted to C. As they are C, they are not visible to python code importing the module. <text:span text:style-name="T1">(If you try and call a cdef function from a python module, you will get a NameError).</text:span></text:p>
      <text:p text:style-name="P3"/>
      <text:p text:style-name="P4">Variables can be passed all the way through, typing is preserved from C -&gt; Cython, however, because Python is duck typed you have to be careful about what you’re passing from Cython to Python. Example, passing an int in Cython to Python when you try and add the int to a string it will fail, as you can’t do that in Python (it will fail at runtime).</text:p>
      <text:p text:style-name="P4"/>
      <text:p text:style-name="P5">Trying to call python within a cdef function, but get a NameError, will investigate to see if I need to make the python file a cython file or not.</text:p>
      <text:p text:style-name="P5"/>
      <text:p text:style-name="P6">So far it seems that in order to run a python module through cython in C, the python file themself has to be a cython file. (that is, a pyx), with cdef and other C declarations. Calling python modules within cython seems to cause NameError problems. <text:span text:style-name="T3">&lt;- NEVER MIND</text:span></text:p>
      <text:p text:style-name="P6"/>
      <text:p text:style-name="P7">As it seems, you can import a python module (such as numpy) with no problems, and you can run such module functions defined using a def. However, it seems that trying to run that same code through cdef will run you into some problems. <text:span text:style-name="T2">(You can run a cdef’d function with no problems though).</text:span></text:p>
      <text:p text:style-name="P7"/>
      <text:p text:style-name="P8">Fixed the issue in the NEVER MIND, turns out you can run PyRun_SimpleString(“import sys\nsys.path.insert(0.’’)”); under Py_Initialize() and then you can run python files from C using the cython bridge to import the python file as a module.</text:p>
      <text:p text:style-name="P8"/>
      <text:p text:style-name="P9">NameError problems when trying to run numpy functions inside of <text:span text:style-name="T4">cythos or python files called from C just turned out to be python2/python3 problems, was looking for python 2’s numpy when I only had it installed for python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43:10.468301725</meta:creation-date>
    <dc:date>2019-06-19T15:29:09.518239422</dc:date>
    <meta:editing-duration>PT4H38M47S</meta:editing-duration>
    <meta:editing-cycles>6</meta:editing-cycles>
    <meta:generator>LibreOffice/6.0.7.3$Linux_X86_64 LibreOffice_project/00m0$Build-3</meta:generator>
    <meta:document-statistic meta:table-count="0" meta:image-count="0" meta:object-count="0" meta:page-count="1" meta:paragraph-count="11" meta:word-count="403" meta:character-count="2191" meta:non-whitespace-character-count="1799"/>
  </office:meta>
</office:document-meta>
</file>